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4mm"/>
    </style:style>
    <style:style style:name="co5" style:family="table-column">
      <style:table-column-properties fo:break-before="auto" style:column-width="28.17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152.8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58.08mm"/>
    </style:style>
    <style:style style:name="co10" style:family="table-column">
      <style:table-column-properties fo:break-before="auto" style:column-width="23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cc00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use-window-font-color="true" fo:font-size="12pt" style:text-underline-style="none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ff3333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eeeee" fo:border="0.06pt solid #000000"/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Kolmogorov-Smirnov distance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15" table:default-cell-style-name="ce1"/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3</text:p>
          </table:table-cell>
          <table:table-cell table:style-name="ce2" office:value-type="float" office:value="135.47" calcext:value-type="float">
            <text:p>135.47</text:p>
          </table:table-cell>
          <table:table-cell office:value-type="float" office:value="315.27" calcext:value-type="float">
            <text:p>315.27</text:p>
          </table:table-cell>
          <table:table-cell office:value-type="float" office:value="344.3" calcext:value-type="float">
            <text:p>344.3</text:p>
          </table:table-cell>
          <table:table-cell office:value-type="float" office:value="165.7" calcext:value-type="float">
            <text:p>165.7</text:p>
          </table:table-cell>
          <table:table-cell/>
          <table:table-cell table:formula="of:=MIN([.B2:.E2])" office:value-type="float" office:value="135.47" calcext:value-type="float">
            <text:p>135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office:value-type="float" office:value="439.84" calcext:value-type="float">
            <text:p>439.84</text:p>
          </table:table-cell>
          <table:table-cell office:value-type="float" office:value="471.22" calcext:value-type="float">
            <text:p>471.22</text:p>
          </table:table-cell>
          <table:table-cell table:style-name="ce4" office:value-type="float" office:value="68.983" calcext:value-type="float">
            <text:p>68.983</text:p>
          </table:table-cell>
          <table:table-cell/>
          <table:table-cell table:formula="of:=MIN([.B3:.E3])" office:value-type="float" office:value="68.983" calcext:value-type="float">
            <text:p>68.9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/>
          <table:table-cell table:style-name="ce3" office:value-type="float" office:value="43.06" calcext:value-type="float">
            <text:p>43.06</text:p>
          </table:table-cell>
          <table:table-cell office:value-type="float" office:value="464.31" calcext:value-type="float">
            <text:p>464.31</text:p>
          </table:table-cell>
          <table:table-cell/>
          <table:table-cell table:formula="of:=MIN([.B4:.E4])" office:value-type="float" office:value="43.06" calcext:value-type="float">
            <text:p>43.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office:value-type="float" office:value="494.25" calcext:value-type="float">
            <text:p>494.25</text:p>
          </table:table-cell>
          <table:table-cell/>
          <table:table-cell table:formula="of:=MIN([.B5:.E5])" office:value-type="float" office:value="494.25" calcext:value-type="float">
            <text:p>494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5"/>
          <table:table-cell table:formula="of:=MIN([.B6:.E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5"/>
          <table:table-cell table:formula="of:=MIN([.B7:.E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nsorpayload_4</text:p>
          </table:table-cell>
          <table:table-cell office:value-type="string" calcext:value-type="string">
            <text:p>Sensorpayload_5</text:p>
          </table:table-cell>
          <table:table-cell office:value-type="string" calcext:value-type="string">
            <text:p>Sensorpayload_6</text:p>
          </table:table-cell>
          <table:table-cell office:value-type="string" calcext:value-type="string">
            <text:p>Sensorpayload_7</text:p>
          </table:table-cell>
          <table:table-cell office:value-type="string" calcext:value-type="string">
            <text:p>Sensorpayload_8</text:p>
          </table:table-cell>
          <table:table-cell table:formula="of:=MIN([.B9:.E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payload_3</text:p>
          </table:table-cell>
          <table:table-cell table:style-name="ce3" office:value-type="float" office:value="40.775" calcext:value-type="float">
            <text:p>40.775</text:p>
          </table:table-cell>
          <table:table-cell office:value-type="float" office:value="63.478" calcext:value-type="float">
            <text:p>63.478</text:p>
          </table:table-cell>
          <table:table-cell office:value-type="float" office:value="52.801" calcext:value-type="float">
            <text:p>52.801</text:p>
          </table:table-cell>
          <table:table-cell office:value-type="float" office:value="49.156" calcext:value-type="float">
            <text:p>49.156</text:p>
          </table:table-cell>
          <table:table-cell/>
          <table:table-cell table:formula="of:=MIN([.B10:.E10])" office:value-type="float" office:value="40.775" calcext:value-type="float">
            <text:p>40.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payload_4</text:p>
          </table:table-cell>
          <table:table-cell/>
          <table:table-cell office:value-type="float" office:value="82.771" calcext:value-type="float">
            <text:p>82.771</text:p>
          </table:table-cell>
          <table:table-cell office:value-type="float" office:value="72.366" calcext:value-type="float">
            <text:p>72.366</text:p>
          </table:table-cell>
          <table:table-cell table:style-name="ce4" office:value-type="float" office:value="17.363" calcext:value-type="float">
            <text:p>17.363</text:p>
          </table:table-cell>
          <table:table-cell/>
          <table:table-cell table:formula="of:=MIN([.B11:.E11])" office:value-type="float" office:value="17.363" calcext:value-type="float">
            <text:p>17.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payload_5</text:p>
          </table:table-cell>
          <table:table-cell table:number-columns-repeated="2"/>
          <table:table-cell table:style-name="ce3" office:value-type="float" office:value="36.658" calcext:value-type="float">
            <text:p>36.658</text:p>
          </table:table-cell>
          <table:table-cell office:value-type="float" office:value="90.919" calcext:value-type="float">
            <text:p>90.919</text:p>
          </table:table-cell>
          <table:table-cell/>
          <table:table-cell table:formula="of:=MIN([.B12:.E12])" office:value-type="float" office:value="36.658" calcext:value-type="float">
            <text:p>36.6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payload_6</text:p>
          </table:table-cell>
          <table:table-cell table:number-columns-repeated="3"/>
          <table:table-cell office:value-type="float" office:value="80.387" calcext:value-type="float">
            <text:p>80.387</text:p>
          </table:table-cell>
          <table:table-cell/>
          <table:table-cell table:formula="of:=MIN([.B13:.E13])" office:value-type="float" office:value="80.387" calcext:value-type="float">
            <text:p>80.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payload_7</text:p>
          </table:table-cell>
          <table:table-cell table:number-columns-repeated="5"/>
          <table:table-cell table:formula="of:=MIN([.B14:.E14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smatch" table:style-name="ta1">
        <table:table-column table:style-name="co4" table:default-cell-style-name="Default"/>
        <table:table-column table:style-name="co5" table:number-columns-repeated="16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4042453273222" calcext:value-type="float">
            <text:p>43.4042453273</text:p>
          </table:table-cell>
          <table:table-cell office:value-type="float" office:value="452.409604034146" calcext:value-type="float">
            <text:p>452.4096040341</text:p>
          </table:table-cell>
          <table:table-cell office:value-type="float" office:value="583.589722268415" calcext:value-type="float">
            <text:p>583.5897222684</text:p>
          </table:table-cell>
          <table:table-cell office:value-type="float" office:value="235.292914416625" calcext:value-type="float">
            <text:p>235.2929144166</text:p>
          </table:table-cell>
          <table:table-cell office:value-type="float" office:value="170.676691729324" calcext:value-type="float">
            <text:p>170.6766917293</text:p>
          </table:table-cell>
          <table:table-cell office:value-type="float" office:value="434.557953200401" calcext:value-type="float">
            <text:p>434.5579532004</text:p>
          </table:table-cell>
          <table:table-cell office:value-type="float" office:value="439.239666287442" calcext:value-type="float">
            <text:p>439.2396662874</text:p>
          </table:table-cell>
          <table:table-cell office:value-type="float" office:value="132.250841349339" calcext:value-type="float">
            <text:p>132.2508413493</text:p>
          </table:table-cell>
          <table:table-cell office:value-type="float" office:value="156.433808718071" calcext:value-type="float">
            <text:p>156.4338087181</text:p>
          </table:table-cell>
          <table:table-cell office:value-type="float" office:value="379.634554243635" calcext:value-type="float">
            <text:p>379.6345542436</text:p>
          </table:table-cell>
          <table:table-cell office:value-type="float" office:value="334.363451000381" calcext:value-type="float">
            <text:p>334.3634510004</text:p>
          </table:table-cell>
          <table:table-cell office:value-type="float" office:value="529.503105590064" calcext:value-type="float">
            <text:p>529.5031055901</text:p>
          </table:table-cell>
          <table:table-cell office:value-type="float" office:value="489.481736469684" calcext:value-type="float">
            <text:p>489.4817364697</text:p>
          </table:table-cell>
          <table:table-cell office:value-type="float" office:value="177.679581360082" calcext:value-type="float">
            <text:p>177.6795813601</text:p>
          </table:table-cell>
          <table:table-cell office:value-type="float" office:value="175.48500881834" calcext:value-type="float">
            <text:p>175.48500881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3.4042453273222" calcext:value-type="float">
            <text:p>43.4042453273</text:p>
          </table:table-cell>
          <table:table-cell office:value-type="float" office:value="0" calcext:value-type="float">
            <text:p>0</text:p>
          </table:table-cell>
          <table:table-cell office:value-type="float" office:value="458.60879360721" calcext:value-type="float">
            <text:p>458.6087936072</text:p>
          </table:table-cell>
          <table:table-cell office:value-type="float" office:value="598.89904917883" calcext:value-type="float">
            <text:p>598.8990491788</text:p>
          </table:table-cell>
          <table:table-cell office:value-type="float" office:value="239.201311022941" calcext:value-type="float">
            <text:p>239.2013110229</text:p>
          </table:table-cell>
          <table:table-cell office:value-type="float" office:value="160.461430081015" calcext:value-type="float">
            <text:p>160.461430081</text:p>
          </table:table-cell>
          <table:table-cell office:value-type="float" office:value="459.514472455643" calcext:value-type="float">
            <text:p>459.5144724556</text:p>
          </table:table-cell>
          <table:table-cell office:value-type="float" office:value="463.095666546702" calcext:value-type="float">
            <text:p>463.0956665467</text:p>
          </table:table-cell>
          <table:table-cell office:value-type="float" office:value="131.60054719562" calcext:value-type="float">
            <text:p>131.6005471956</text:p>
          </table:table-cell>
          <table:table-cell office:value-type="float" office:value="144.474153297682" calcext:value-type="float">
            <text:p>144.4741532977</text:p>
          </table:table-cell>
          <table:table-cell office:value-type="float" office:value="401.184610241424" calcext:value-type="float">
            <text:p>401.1846102414</text:p>
          </table:table-cell>
          <table:table-cell office:value-type="float" office:value="354.129477878108" calcext:value-type="float">
            <text:p>354.1294778781</text:p>
          </table:table-cell>
          <table:table-cell office:value-type="float" office:value="555.775872532471" calcext:value-type="float">
            <text:p>555.7758725325</text:p>
          </table:table-cell>
          <table:table-cell office:value-type="float" office:value="514.78431372549" calcext:value-type="float">
            <text:p>514.7843137255</text:p>
          </table:table-cell>
          <table:table-cell office:value-type="float" office:value="198.274570935155" calcext:value-type="float">
            <text:p>198.2745709352</text:p>
          </table:table-cell>
          <table:table-cell office:value-type="float" office:value="193.105629348516" calcext:value-type="float">
            <text:p>193.10562934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2.409604034146" calcext:value-type="float">
            <text:p>452.4096040341</text:p>
          </table:table-cell>
          <table:table-cell office:value-type="float" office:value="458.60879360721" calcext:value-type="float">
            <text:p>458.6087936072</text:p>
          </table:table-cell>
          <table:table-cell office:value-type="float" office:value="0" calcext:value-type="float">
            <text:p>0</text:p>
          </table:table-cell>
          <table:table-cell office:value-type="float" office:value="59.4532963230096" calcext:value-type="float">
            <text:p>59.453296323</text:p>
          </table:table-cell>
          <table:table-cell office:value-type="float" office:value="316.277400775804" calcext:value-type="float">
            <text:p>316.2774007758</text:p>
          </table:table-cell>
          <table:table-cell office:value-type="float" office:value="382.438753299674" calcext:value-type="float">
            <text:p>382.4387532997</text:p>
          </table:table-cell>
          <table:table-cell office:value-type="float" office:value="204.672068375798" calcext:value-type="float">
            <text:p>204.6720683758</text:p>
          </table:table-cell>
          <table:table-cell office:value-type="float" office:value="183.416202949449" calcext:value-type="float">
            <text:p>183.4162029495</text:p>
          </table:table-cell>
          <table:table-cell office:value-type="float" office:value="374.304839845307" calcext:value-type="float">
            <text:p>374.3048398453</text:p>
          </table:table-cell>
          <table:table-cell office:value-type="float" office:value="363.587523633393" calcext:value-type="float">
            <text:p>363.5875236334</text:p>
          </table:table-cell>
          <table:table-cell office:value-type="float" office:value="227.143598004524" calcext:value-type="float">
            <text:p>227.1435980045</text:p>
          </table:table-cell>
          <table:table-cell office:value-type="float" office:value="175.31770180777" calcext:value-type="float">
            <text:p>175.3177018078</text:p>
          </table:table-cell>
          <table:table-cell office:value-type="float" office:value="127.16222864849" calcext:value-type="float">
            <text:p>127.1622286485</text:p>
          </table:table-cell>
          <table:table-cell office:value-type="float" office:value="173.951157901738" calcext:value-type="float">
            <text:p>173.9511579017</text:p>
          </table:table-cell>
          <table:table-cell office:value-type="float" office:value="339.150278703587" calcext:value-type="float">
            <text:p>339.1502787036</text:p>
          </table:table-cell>
          <table:table-cell office:value-type="float" office:value="354.627222527941" calcext:value-type="float">
            <text:p>354.62722252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83.589722268415" calcext:value-type="float">
            <text:p>583.5897222684</text:p>
          </table:table-cell>
          <table:table-cell office:value-type="float" office:value="598.89904917883" calcext:value-type="float">
            <text:p>598.8990491788</text:p>
          </table:table-cell>
          <table:table-cell office:value-type="float" office:value="59.4532963230096" calcext:value-type="float">
            <text:p>59.453296323</text:p>
          </table:table-cell>
          <table:table-cell office:value-type="float" office:value="0" calcext:value-type="float">
            <text:p>0</text:p>
          </table:table-cell>
          <table:table-cell office:value-type="float" office:value="222.946985364177" calcext:value-type="float">
            <text:p>222.9469853642</text:p>
          </table:table-cell>
          <table:table-cell office:value-type="float" office:value="266.450237426106" calcext:value-type="float">
            <text:p>266.4502374261</text:p>
          </table:table-cell>
          <table:table-cell office:value-type="float" office:value="160.006881829869" calcext:value-type="float">
            <text:p>160.0068818299</text:p>
          </table:table-cell>
          <table:table-cell office:value-type="float" office:value="152.814103656569" calcext:value-type="float">
            <text:p>152.8141036566</text:p>
          </table:table-cell>
          <table:table-cell office:value-type="float" office:value="253.884623487684" calcext:value-type="float">
            <text:p>253.8846234877</text:p>
          </table:table-cell>
          <table:table-cell office:value-type="float" office:value="245.171728007636" calcext:value-type="float">
            <text:p>245.1717280076</text:p>
          </table:table-cell>
          <table:table-cell office:value-type="float" office:value="165.702780758014" calcext:value-type="float">
            <text:p>165.702780758</text:p>
          </table:table-cell>
          <table:table-cell office:value-type="float" office:value="122.987591516054" calcext:value-type="float">
            <text:p>122.9875915161</text:p>
          </table:table-cell>
          <table:table-cell office:value-type="float" office:value="105.300448150587" calcext:value-type="float">
            <text:p>105.3004481506</text:p>
          </table:table-cell>
          <table:table-cell office:value-type="float" office:value="147.259587929093" calcext:value-type="float">
            <text:p>147.2595879291</text:p>
          </table:table-cell>
          <table:table-cell office:value-type="float" office:value="233.223945762777" calcext:value-type="float">
            <text:p>233.2239457628</text:p>
          </table:table-cell>
          <table:table-cell office:value-type="float" office:value="245.166477503236" calcext:value-type="float">
            <text:p>245.16647750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5.292914416625" calcext:value-type="float">
            <text:p>235.2929144166</text:p>
          </table:table-cell>
          <table:table-cell office:value-type="float" office:value="239.201311022941" calcext:value-type="float">
            <text:p>239.2013110229</text:p>
          </table:table-cell>
          <table:table-cell office:value-type="float" office:value="316.277400775804" calcext:value-type="float">
            <text:p>316.2774007758</text:p>
          </table:table-cell>
          <table:table-cell office:value-type="float" office:value="222.946985364177" calcext:value-type="float">
            <text:p>222.9469853642</text:p>
          </table:table-cell>
          <table:table-cell office:value-type="float" office:value="0" calcext:value-type="float">
            <text:p>0</text:p>
          </table:table-cell>
          <table:table-cell office:value-type="float" office:value="66.6081186572973" calcext:value-type="float">
            <text:p>66.6081186573</text:p>
          </table:table-cell>
          <table:table-cell office:value-type="float" office:value="174.965493591145" calcext:value-type="float">
            <text:p>174.9654935911</text:p>
          </table:table-cell>
          <table:table-cell office:value-type="float" office:value="182.299469035684" calcext:value-type="float">
            <text:p>182.2994690357</text:p>
          </table:table-cell>
          <table:table-cell office:value-type="float" office:value="74.2848670793786" calcext:value-type="float">
            <text:p>74.2848670794</text:p>
          </table:table-cell>
          <table:table-cell office:value-type="float" office:value="70.8385053289404" calcext:value-type="float">
            <text:p>70.8385053289</text:p>
          </table:table-cell>
          <table:table-cell office:value-type="float" office:value="138.563391620822" calcext:value-type="float">
            <text:p>138.5633916208</text:p>
          </table:table-cell>
          <table:table-cell office:value-type="float" office:value="118.512952204765" calcext:value-type="float">
            <text:p>118.5129522048</text:p>
          </table:table-cell>
          <table:table-cell office:value-type="float" office:value="247.775948555044" calcext:value-type="float">
            <text:p>247.775948555</text:p>
          </table:table-cell>
          <table:table-cell office:value-type="float" office:value="222.712309560218" calcext:value-type="float">
            <text:p>222.7123095602</text:p>
          </table:table-cell>
          <table:table-cell office:value-type="float" office:value="62.4783188840519" calcext:value-type="float">
            <text:p>62.4783188841</text:p>
          </table:table-cell>
          <table:table-cell office:value-type="float" office:value="59.1740391154756" calcext:value-type="float">
            <text:p>59.17403911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.676691729324" calcext:value-type="float">
            <text:p>170.6766917293</text:p>
          </table:table-cell>
          <table:table-cell office:value-type="float" office:value="160.461430081015" calcext:value-type="float">
            <text:p>160.461430081</text:p>
          </table:table-cell>
          <table:table-cell office:value-type="float" office:value="382.438753299674" calcext:value-type="float">
            <text:p>382.4387532997</text:p>
          </table:table-cell>
          <table:table-cell office:value-type="float" office:value="266.450237426106" calcext:value-type="float">
            <text:p>266.4502374261</text:p>
          </table:table-cell>
          <table:table-cell office:value-type="float" office:value="66.6081186572973" calcext:value-type="float">
            <text:p>66.6081186573</text:p>
          </table:table-cell>
          <table:table-cell office:value-type="float" office:value="0" calcext:value-type="float">
            <text:p>0</text:p>
          </table:table-cell>
          <table:table-cell office:value-type="float" office:value="247.717940083203" calcext:value-type="float">
            <text:p>247.7179400832</text:p>
          </table:table-cell>
          <table:table-cell office:value-type="float" office:value="253.410087110167" calcext:value-type="float">
            <text:p>253.4100871102</text:p>
          </table:table-cell>
          <table:table-cell office:value-type="float" office:value="31.4961131642664" calcext:value-type="float">
            <text:p>31.4961131643</text:p>
          </table:table-cell>
          <table:table-cell office:value-type="float" office:value="17.147171706764" calcext:value-type="float">
            <text:p>17.1471717068</text:p>
          </table:table-cell>
          <table:table-cell office:value-type="float" office:value="204.849159086447" calcext:value-type="float">
            <text:p>204.8491590864</text:p>
          </table:table-cell>
          <table:table-cell office:value-type="float" office:value="174.079928317217" calcext:value-type="float">
            <text:p>174.0799283172</text:p>
          </table:table-cell>
          <table:table-cell office:value-type="float" office:value="327.706560204721" calcext:value-type="float">
            <text:p>327.7065602047</text:p>
          </table:table-cell>
          <table:table-cell office:value-type="float" office:value="294.523525082403" calcext:value-type="float">
            <text:p>294.5235250824</text:p>
          </table:table-cell>
          <table:table-cell office:value-type="float" office:value="45.0341996435422" calcext:value-type="float">
            <text:p>45.0341996435</text:p>
          </table:table-cell>
          <table:table-cell office:value-type="float" office:value="42.2082683610818" calcext:value-type="float">
            <text:p>42.20826836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4.557953200401" calcext:value-type="float">
            <text:p>434.5579532004</text:p>
          </table:table-cell>
          <table:table-cell office:value-type="float" office:value="459.514472455643" calcext:value-type="float">
            <text:p>459.5144724556</text:p>
          </table:table-cell>
          <table:table-cell office:value-type="float" office:value="204.672068375798" calcext:value-type="float">
            <text:p>204.6720683758</text:p>
          </table:table-cell>
          <table:table-cell office:value-type="float" office:value="160.006881829869" calcext:value-type="float">
            <text:p>160.0068818299</text:p>
          </table:table-cell>
          <table:table-cell office:value-type="float" office:value="174.965493591145" calcext:value-type="float">
            <text:p>174.9654935911</text:p>
          </table:table-cell>
          <table:table-cell office:value-type="float" office:value="247.717940083203" calcext:value-type="float">
            <text:p>247.7179400832</text:p>
          </table:table-cell>
          <table:table-cell office:value-type="float" office:value="0" calcext:value-type="float">
            <text:p>0</text:p>
          </table:table-cell>
          <table:table-cell office:value-type="float" office:value="20.4246207749954" calcext:value-type="float">
            <text:p>20.424620775</text:p>
          </table:table-cell>
          <table:table-cell office:value-type="float" office:value="183.190940221585" calcext:value-type="float">
            <text:p>183.1909402216</text:p>
          </table:table-cell>
          <table:table-cell office:value-type="float" office:value="167.029486153872" calcext:value-type="float">
            <text:p>167.0294861539</text:p>
          </table:table-cell>
          <table:table-cell office:value-type="float" office:value="37.2830117962682" calcext:value-type="float">
            <text:p>37.2830117963</text:p>
          </table:table-cell>
          <table:table-cell office:value-type="float" office:value="17.0850708691307" calcext:value-type="float">
            <text:p>17.0850708691</text:p>
          </table:table-cell>
          <table:table-cell office:value-type="float" office:value="81.5170036801745" calcext:value-type="float">
            <text:p>81.5170036802</text:p>
          </table:table-cell>
          <table:table-cell office:value-type="float" office:value="52.0064425482337" calcext:value-type="float">
            <text:p>52.0064425482</text:p>
          </table:table-cell>
          <table:table-cell office:value-type="float" office:value="148.485545116912" calcext:value-type="float">
            <text:p>148.4855451169</text:p>
          </table:table-cell>
          <table:table-cell office:value-type="float" office:value="159.1132145593" calcext:value-type="float">
            <text:p>159.113214559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39.239666287442" calcext:value-type="float">
            <text:p>439.2396662874</text:p>
          </table:table-cell>
          <table:table-cell office:value-type="float" office:value="463.095666546702" calcext:value-type="float">
            <text:p>463.0956665467</text:p>
          </table:table-cell>
          <table:table-cell office:value-type="float" office:value="183.416202949449" calcext:value-type="float">
            <text:p>183.4162029495</text:p>
          </table:table-cell>
          <table:table-cell office:value-type="float" office:value="152.814103656569" calcext:value-type="float">
            <text:p>152.8141036566</text:p>
          </table:table-cell>
          <table:table-cell office:value-type="float" office:value="182.299469035684" calcext:value-type="float">
            <text:p>182.2994690357</text:p>
          </table:table-cell>
          <table:table-cell office:value-type="float" office:value="253.410087110167" calcext:value-type="float">
            <text:p>253.4100871102</text:p>
          </table:table-cell>
          <table:table-cell office:value-type="float" office:value="20.4246207749954" calcext:value-type="float">
            <text:p>20.424620775</text:p>
          </table:table-cell>
          <table:table-cell office:value-type="float" office:value="0" calcext:value-type="float">
            <text:p>0</text:p>
          </table:table-cell>
          <table:table-cell office:value-type="float" office:value="207.255785294148" calcext:value-type="float">
            <text:p>207.2557852941</text:p>
          </table:table-cell>
          <table:table-cell office:value-type="float" office:value="189.997454095953" calcext:value-type="float">
            <text:p>189.997454096</text:p>
          </table:table-cell>
          <table:table-cell office:value-type="float" office:value="50.4879176783436" calcext:value-type="float">
            <text:p>50.4879176783</text:p>
          </table:table-cell>
          <table:table-cell office:value-type="float" office:value="30.1782179262462" calcext:value-type="float">
            <text:p>30.1782179262</text:p>
          </table:table-cell>
          <table:table-cell office:value-type="float" office:value="91.2279997085635" calcext:value-type="float">
            <text:p>91.2279997086</text:p>
          </table:table-cell>
          <table:table-cell office:value-type="float" office:value="39.051987000983" calcext:value-type="float">
            <text:p>39.051987001</text:p>
          </table:table-cell>
          <table:table-cell office:value-type="float" office:value="169.874229914773" calcext:value-type="float">
            <text:p>169.8742299148</text:p>
          </table:table-cell>
          <table:table-cell office:value-type="float" office:value="181.788555726976" calcext:value-type="float">
            <text:p>181.7885557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.250841349339" calcext:value-type="float">
            <text:p>132.2508413493</text:p>
          </table:table-cell>
          <table:table-cell office:value-type="float" office:value="131.60054719562" calcext:value-type="float">
            <text:p>131.6005471956</text:p>
          </table:table-cell>
          <table:table-cell office:value-type="float" office:value="374.304839845307" calcext:value-type="float">
            <text:p>374.3048398453</text:p>
          </table:table-cell>
          <table:table-cell office:value-type="float" office:value="253.884623487684" calcext:value-type="float">
            <text:p>253.8846234877</text:p>
          </table:table-cell>
          <table:table-cell office:value-type="float" office:value="74.2848670793786" calcext:value-type="float">
            <text:p>74.2848670794</text:p>
          </table:table-cell>
          <table:table-cell office:value-type="float" office:value="31.4961131642664" calcext:value-type="float">
            <text:p>31.4961131643</text:p>
          </table:table-cell>
          <table:table-cell office:value-type="float" office:value="183.190940221585" calcext:value-type="float">
            <text:p>183.1909402216</text:p>
          </table:table-cell>
          <table:table-cell office:value-type="float" office:value="207.255785294148" calcext:value-type="float">
            <text:p>207.2557852941</text:p>
          </table:table-cell>
          <table:table-cell office:value-type="float" office:value="0" calcext:value-type="float">
            <text:p>0</text:p>
          </table:table-cell>
          <table:table-cell office:value-type="float" office:value="24.9661824383931" calcext:value-type="float">
            <text:p>24.9661824384</text:p>
          </table:table-cell>
          <table:table-cell office:value-type="float" office:value="236.122312017459" calcext:value-type="float">
            <text:p>236.1223120175</text:p>
          </table:table-cell>
          <table:table-cell office:value-type="float" office:value="204.311995374981" calcext:value-type="float">
            <text:p>204.311995375</text:p>
          </table:table-cell>
          <table:table-cell office:value-type="float" office:value="365.479883668133" calcext:value-type="float">
            <text:p>365.4798836681</text:p>
          </table:table-cell>
          <table:table-cell office:value-type="float" office:value="331.740675077181" calcext:value-type="float">
            <text:p>331.7406750772</text:p>
          </table:table-cell>
          <table:table-cell office:value-type="float" office:value="62.8387444037802" calcext:value-type="float">
            <text:p>62.8387444038</text:p>
          </table:table-cell>
          <table:table-cell office:value-type="float" office:value="59.6886987483566" calcext:value-type="float">
            <text:p>59.68869874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.433808718071" calcext:value-type="float">
            <text:p>156.4338087181</text:p>
          </table:table-cell>
          <table:table-cell office:value-type="float" office:value="144.474153297682" calcext:value-type="float">
            <text:p>144.4741532977</text:p>
          </table:table-cell>
          <table:table-cell office:value-type="float" office:value="363.587523633393" calcext:value-type="float">
            <text:p>363.5875236334</text:p>
          </table:table-cell>
          <table:table-cell office:value-type="float" office:value="245.171728007636" calcext:value-type="float">
            <text:p>245.1717280076</text:p>
          </table:table-cell>
          <table:table-cell office:value-type="float" office:value="70.8385053289404" calcext:value-type="float">
            <text:p>70.8385053289</text:p>
          </table:table-cell>
          <table:table-cell office:value-type="float" office:value="17.147171706764" calcext:value-type="float">
            <text:p>17.1471717068</text:p>
          </table:table-cell>
          <table:table-cell office:value-type="float" office:value="167.029486153872" calcext:value-type="float">
            <text:p>167.0294861539</text:p>
          </table:table-cell>
          <table:table-cell office:value-type="float" office:value="189.997454095953" calcext:value-type="float">
            <text:p>189.997454096</text:p>
          </table:table-cell>
          <table:table-cell office:value-type="float" office:value="24.9661824383931" calcext:value-type="float">
            <text:p>24.9661824384</text:p>
          </table:table-cell>
          <table:table-cell office:value-type="float" office:value="0" calcext:value-type="float">
            <text:p>0</text:p>
          </table:table-cell>
          <table:table-cell office:value-type="float" office:value="220.062497204737" calcext:value-type="float">
            <text:p>220.0624972047</text:p>
          </table:table-cell>
          <table:table-cell office:value-type="float" office:value="190.558194098014" calcext:value-type="float">
            <text:p>190.558194098</text:p>
          </table:table-cell>
          <table:table-cell office:value-type="float" office:value="345.963100302565" calcext:value-type="float">
            <text:p>345.9631003026</text:p>
          </table:table-cell>
          <table:table-cell office:value-type="float" office:value="314.180513995884" calcext:value-type="float">
            <text:p>314.1805139959</text:p>
          </table:table-cell>
          <table:table-cell office:value-type="float" office:value="50.4209282988634" calcext:value-type="float">
            <text:p>50.4209282989</text:p>
          </table:table-cell>
          <table:table-cell office:value-type="float" office:value="49.3708988019995" calcext:value-type="float">
            <text:p>49.3708988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79.634554243635" calcext:value-type="float">
            <text:p>379.6345542436</text:p>
          </table:table-cell>
          <table:table-cell office:value-type="float" office:value="401.184610241424" calcext:value-type="float">
            <text:p>401.1846102414</text:p>
          </table:table-cell>
          <table:table-cell office:value-type="float" office:value="227.143598004524" calcext:value-type="float">
            <text:p>227.1435980045</text:p>
          </table:table-cell>
          <table:table-cell office:value-type="float" office:value="165.702780758014" calcext:value-type="float">
            <text:p>165.702780758</text:p>
          </table:table-cell>
          <table:table-cell office:value-type="float" office:value="138.563391620822" calcext:value-type="float">
            <text:p>138.5633916208</text:p>
          </table:table-cell>
          <table:table-cell office:value-type="float" office:value="204.849159086447" calcext:value-type="float">
            <text:p>204.8491590864</text:p>
          </table:table-cell>
          <table:table-cell office:value-type="float" office:value="37.2830117962682" calcext:value-type="float">
            <text:p>37.2830117963</text:p>
          </table:table-cell>
          <table:table-cell office:value-type="float" office:value="50.4879176783436" calcext:value-type="float">
            <text:p>50.4879176783</text:p>
          </table:table-cell>
          <table:table-cell office:value-type="float" office:value="236.122312017459" calcext:value-type="float">
            <text:p>236.1223120175</text:p>
          </table:table-cell>
          <table:table-cell office:value-type="float" office:value="220.062497204737" calcext:value-type="float">
            <text:p>220.0624972047</text:p>
          </table:table-cell>
          <table:table-cell office:value-type="float" office:value="0" calcext:value-type="float">
            <text:p>0</text:p>
          </table:table-cell>
          <table:table-cell office:value-type="float" office:value="23.0978794745183" calcext:value-type="float">
            <text:p>23.0978794745</text:p>
          </table:table-cell>
          <table:table-cell office:value-type="float" office:value="132.09887862252" calcext:value-type="float">
            <text:p>132.0988786225</text:p>
          </table:table-cell>
          <table:table-cell office:value-type="float" office:value="89.847647261605" calcext:value-type="float">
            <text:p>89.8476472616</text:p>
          </table:table-cell>
          <table:table-cell office:value-type="float" office:value="152.084189792293" calcext:value-type="float">
            <text:p>152.0841897923</text:p>
          </table:table-cell>
          <table:table-cell office:value-type="float" office:value="163.244322421147" calcext:value-type="float">
            <text:p>163.24432242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4.363451000381" calcext:value-type="float">
            <text:p>334.3634510004</text:p>
          </table:table-cell>
          <table:table-cell office:value-type="float" office:value="354.129477878108" calcext:value-type="float">
            <text:p>354.1294778781</text:p>
          </table:table-cell>
          <table:table-cell office:value-type="float" office:value="175.31770180777" calcext:value-type="float">
            <text:p>175.3177018078</text:p>
          </table:table-cell>
          <table:table-cell office:value-type="float" office:value="122.987591516054" calcext:value-type="float">
            <text:p>122.9875915161</text:p>
          </table:table-cell>
          <table:table-cell office:value-type="float" office:value="118.512952204765" calcext:value-type="float">
            <text:p>118.5129522048</text:p>
          </table:table-cell>
          <table:table-cell office:value-type="float" office:value="174.079928317217" calcext:value-type="float">
            <text:p>174.0799283172</text:p>
          </table:table-cell>
          <table:table-cell office:value-type="float" office:value="17.0850708691307" calcext:value-type="float">
            <text:p>17.0850708691</text:p>
          </table:table-cell>
          <table:table-cell office:value-type="float" office:value="30.1782179262462" calcext:value-type="float">
            <text:p>30.1782179262</text:p>
          </table:table-cell>
          <table:table-cell office:value-type="float" office:value="204.311995374981" calcext:value-type="float">
            <text:p>204.311995375</text:p>
          </table:table-cell>
          <table:table-cell office:value-type="float" office:value="190.558194098014" calcext:value-type="float">
            <text:p>190.558194098</text:p>
          </table:table-cell>
          <table:table-cell office:value-type="float" office:value="23.0978794745183" calcext:value-type="float">
            <text:p>23.0978794745</text:p>
          </table:table-cell>
          <table:table-cell office:value-type="float" office:value="0" calcext:value-type="float">
            <text:p>0</text:p>
          </table:table-cell>
          <table:table-cell office:value-type="float" office:value="123.141390262452" calcext:value-type="float">
            <text:p>123.1413902625</text:p>
          </table:table-cell>
          <table:table-cell office:value-type="float" office:value="84.0407495973354" calcext:value-type="float">
            <text:p>84.0407495973</text:p>
          </table:table-cell>
          <table:table-cell office:value-type="float" office:value="178.147919265886" calcext:value-type="float">
            <text:p>178.1479192659</text:p>
          </table:table-cell>
          <table:table-cell office:value-type="float" office:value="191.313540069455" calcext:value-type="float">
            <text:p>191.31354006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9.503105590064" calcext:value-type="float">
            <text:p>529.5031055901</text:p>
          </table:table-cell>
          <table:table-cell office:value-type="float" office:value="555.775872532471" calcext:value-type="float">
            <text:p>555.7758725325</text:p>
          </table:table-cell>
          <table:table-cell office:value-type="float" office:value="127.16222864849" calcext:value-type="float">
            <text:p>127.1622286485</text:p>
          </table:table-cell>
          <table:table-cell office:value-type="float" office:value="105.300448150587" calcext:value-type="float">
            <text:p>105.3004481506</text:p>
          </table:table-cell>
          <table:table-cell office:value-type="float" office:value="247.775948555044" calcext:value-type="float">
            <text:p>247.775948555</text:p>
          </table:table-cell>
          <table:table-cell office:value-type="float" office:value="327.706560204721" calcext:value-type="float">
            <text:p>327.7065602047</text:p>
          </table:table-cell>
          <table:table-cell office:value-type="float" office:value="81.5170036801745" calcext:value-type="float">
            <text:p>81.5170036802</text:p>
          </table:table-cell>
          <table:table-cell office:value-type="float" office:value="91.2279997085635" calcext:value-type="float">
            <text:p>91.2279997086</text:p>
          </table:table-cell>
          <table:table-cell office:value-type="float" office:value="365.479883668133" calcext:value-type="float">
            <text:p>365.4798836681</text:p>
          </table:table-cell>
          <table:table-cell office:value-type="float" office:value="345.963100302565" calcext:value-type="float">
            <text:p>345.9631003026</text:p>
          </table:table-cell>
          <table:table-cell office:value-type="float" office:value="132.09887862252" calcext:value-type="float">
            <text:p>132.0988786225</text:p>
          </table:table-cell>
          <table:table-cell office:value-type="float" office:value="123.141390262452" calcext:value-type="float">
            <text:p>123.1413902625</text:p>
          </table:table-cell>
          <table:table-cell office:value-type="float" office:value="0" calcext:value-type="float">
            <text:p>0</text:p>
          </table:table-cell>
          <table:table-cell office:value-type="float" office:value="53.9529916397966" calcext:value-type="float">
            <text:p>53.9529916398</text:p>
          </table:table-cell>
          <table:table-cell office:value-type="float" office:value="171.347710354859" calcext:value-type="float">
            <text:p>171.3477103549</text:p>
          </table:table-cell>
          <table:table-cell office:value-type="float" office:value="181.94018368163" calcext:value-type="float">
            <text:p>181.94018368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89.481736469684" calcext:value-type="float">
            <text:p>489.4817364697</text:p>
          </table:table-cell>
          <table:table-cell office:value-type="float" office:value="514.78431372549" calcext:value-type="float">
            <text:p>514.7843137255</text:p>
          </table:table-cell>
          <table:table-cell office:value-type="float" office:value="173.951157901738" calcext:value-type="float">
            <text:p>173.9511579017</text:p>
          </table:table-cell>
          <table:table-cell office:value-type="float" office:value="147.259587929093" calcext:value-type="float">
            <text:p>147.2595879291</text:p>
          </table:table-cell>
          <table:table-cell office:value-type="float" office:value="222.712309560218" calcext:value-type="float">
            <text:p>222.7123095602</text:p>
          </table:table-cell>
          <table:table-cell office:value-type="float" office:value="294.523525082403" calcext:value-type="float">
            <text:p>294.5235250824</text:p>
          </table:table-cell>
          <table:table-cell office:value-type="float" office:value="52.0064425482337" calcext:value-type="float">
            <text:p>52.0064425482</text:p>
          </table:table-cell>
          <table:table-cell office:value-type="float" office:value="39.051987000983" calcext:value-type="float">
            <text:p>39.051987001</text:p>
          </table:table-cell>
          <table:table-cell office:value-type="float" office:value="331.740675077181" calcext:value-type="float">
            <text:p>331.7406750772</text:p>
          </table:table-cell>
          <table:table-cell office:value-type="float" office:value="314.180513995884" calcext:value-type="float">
            <text:p>314.1805139959</text:p>
          </table:table-cell>
          <table:table-cell office:value-type="float" office:value="89.847647261605" calcext:value-type="float">
            <text:p>89.8476472616</text:p>
          </table:table-cell>
          <table:table-cell office:value-type="float" office:value="84.0407495973354" calcext:value-type="float">
            <text:p>84.0407495973</text:p>
          </table:table-cell>
          <table:table-cell office:value-type="float" office:value="53.9529916397966" calcext:value-type="float">
            <text:p>53.9529916398</text:p>
          </table:table-cell>
          <table:table-cell office:value-type="float" office:value="0" calcext:value-type="float">
            <text:p>0</text:p>
          </table:table-cell>
          <table:table-cell office:value-type="float" office:value="197.943129537002" calcext:value-type="float">
            <text:p>197.943129537</text:p>
          </table:table-cell>
          <table:table-cell office:value-type="float" office:value="209.988776655442" calcext:value-type="float">
            <text:p>209.98877665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7.679581360082" calcext:value-type="float">
            <text:p>177.6795813601</text:p>
          </table:table-cell>
          <table:table-cell office:value-type="float" office:value="198.274570935155" calcext:value-type="float">
            <text:p>198.2745709352</text:p>
          </table:table-cell>
          <table:table-cell office:value-type="float" office:value="339.150278703587" calcext:value-type="float">
            <text:p>339.1502787036</text:p>
          </table:table-cell>
          <table:table-cell office:value-type="float" office:value="233.223945762777" calcext:value-type="float">
            <text:p>233.2239457628</text:p>
          </table:table-cell>
          <table:table-cell office:value-type="float" office:value="62.4783188840519" calcext:value-type="float">
            <text:p>62.4783188841</text:p>
          </table:table-cell>
          <table:table-cell office:value-type="float" office:value="45.0341996435422" calcext:value-type="float">
            <text:p>45.0341996435</text:p>
          </table:table-cell>
          <table:table-cell office:value-type="float" office:value="148.485545116912" calcext:value-type="float">
            <text:p>148.4855451169</text:p>
          </table:table-cell>
          <table:table-cell office:value-type="float" office:value="169.874229914773" calcext:value-type="float">
            <text:p>169.8742299148</text:p>
          </table:table-cell>
          <table:table-cell office:value-type="float" office:value="62.8387444037802" calcext:value-type="float">
            <text:p>62.8387444038</text:p>
          </table:table-cell>
          <table:table-cell office:value-type="float" office:value="50.4209282988634" calcext:value-type="float">
            <text:p>50.4209282989</text:p>
          </table:table-cell>
          <table:table-cell office:value-type="float" office:value="152.084189792293" calcext:value-type="float">
            <text:p>152.0841897923</text:p>
          </table:table-cell>
          <table:table-cell office:value-type="float" office:value="178.147919265886" calcext:value-type="float">
            <text:p>178.1479192659</text:p>
          </table:table-cell>
          <table:table-cell office:value-type="float" office:value="171.347710354859" calcext:value-type="float">
            <text:p>171.3477103549</text:p>
          </table:table-cell>
          <table:table-cell office:value-type="float" office:value="197.943129537002" calcext:value-type="float">
            <text:p>197.943129537</text:p>
          </table:table-cell>
          <table:table-cell office:value-type="float" office:value="0" calcext:value-type="float">
            <text:p>0</text:p>
          </table:table-cell>
          <table:table-cell office:value-type="float" office:value="16.6167250122958" calcext:value-type="float">
            <text:p>16.61672501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5.48500881834" calcext:value-type="float">
            <text:p>175.4850088183</text:p>
          </table:table-cell>
          <table:table-cell office:value-type="float" office:value="193.105629348516" calcext:value-type="float">
            <text:p>193.1056293485</text:p>
          </table:table-cell>
          <table:table-cell office:value-type="float" office:value="354.627222527941" calcext:value-type="float">
            <text:p>354.6272225279</text:p>
          </table:table-cell>
          <table:table-cell office:value-type="float" office:value="245.166477503236" calcext:value-type="float">
            <text:p>245.1664775032</text:p>
          </table:table-cell>
          <table:table-cell office:value-type="float" office:value="59.1740391154756" calcext:value-type="float">
            <text:p>59.1740391155</text:p>
          </table:table-cell>
          <table:table-cell office:value-type="float" office:value="42.2082683610818" calcext:value-type="float">
            <text:p>42.2082683611</text:p>
          </table:table-cell>
          <table:table-cell office:value-type="float" office:value="159.1132145593" calcext:value-type="float">
            <text:p>159.1132145593</text:p>
          </table:table-cell>
          <table:table-cell office:value-type="float" office:value="181.788555726976" calcext:value-type="float">
            <text:p>181.788555727</text:p>
          </table:table-cell>
          <table:table-cell office:value-type="float" office:value="59.6886987483566" calcext:value-type="float">
            <text:p>59.6886987484</text:p>
          </table:table-cell>
          <table:table-cell office:value-type="float" office:value="49.3708988019995" calcext:value-type="float">
            <text:p>49.370898802</text:p>
          </table:table-cell>
          <table:table-cell office:value-type="float" office:value="163.244322421147" calcext:value-type="float">
            <text:p>163.2443224211</text:p>
          </table:table-cell>
          <table:table-cell office:value-type="float" office:value="191.313540069455" calcext:value-type="float">
            <text:p>191.3135400695</text:p>
          </table:table-cell>
          <table:table-cell office:value-type="float" office:value="181.94018368163" calcext:value-type="float">
            <text:p>181.9401836816</text:p>
          </table:table-cell>
          <table:table-cell office:value-type="float" office:value="209.988776655442" calcext:value-type="float">
            <text:p>209.9887766554</text:p>
          </table:table-cell>
          <table:table-cell office:value-type="float" office:value="16.6167250122958" calcext:value-type="float">
            <text:p>16.61672501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adme" table:style-name="ta1"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3" table:number-columns-repeated="1016" table:default-cell-style-name="ce7"/>
        <table:table-column table:style-name="co3" table:default-cell-style-name="ce13"/>
        <table:table-row table:style-name="ro1">
          <table:table-cell table:style-name="ce5" office:value-type="string" calcext:value-type="string">
            <text:p>File Nam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PING Interval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On going?</text:p>
          </table:table-cell>
          <table:table-cell table:style-name="ce5" table:number-columns-repeated="1016"/>
          <table:table-cell table:style-name="ce11"/>
        </table:table-row>
        <table:table-row table:style-name="ro1">
          <table:table-cell table:style-name="ce6" office:value-type="string" calcext:value-type="string">
            <text:p>powertrace_sky1</text:p>
          </table:table-cell>
          <table:table-cell table:style-name="ce6" office:value-type="string" calcext:value-type="string">
            <text:p>sky</text:p>
          </table:table-cell>
          <table:table-cell table:style-name="ce6" office:value-type="string" calcext:value-type="string">
            <text:p>contiki/example/powertrace/example-powertrace (Modified from RIME to IPv6)</text:p>
          </table:table-cell>
          <table:table-cell table:style-name="ce9" office:value-type="float" office:value="0.2" calcext:value-type="float">
            <text:p>0.2</text:p>
          </table:table-cell>
          <table:table-cell table:style-name="ce6" office:value-type="string" calcext:value-type="string">
            <text:p>Flooded</text:p>
          </table:table-cell>
          <table:table-cell table:style-name="ce6" table:number-columns-repeated="1017"/>
          <table:table-cell table:style-name="ce12"/>
        </table:table-row>
        <table:table-row table:style-name="ro1">
          <table:table-cell table:style-name="ce6" office:value-type="string" calcext:value-type="string">
            <text:p>powertrace_sky2</text:p>
          </table:table-cell>
          <table:table-cell table:style-name="ce6" office:value-type="string" calcext:value-type="string">
            <text:p>sky</text:p>
          </table:table-cell>
          <table:table-cell table:style-name="ce6" office:value-type="string" calcext:value-type="string">
            <text:p>contiki/example/powertrace/example-powertrace (Modified from RIME to IPv6)</text:p>
          </table:table-cell>
          <table:table-cell table:style-name="ce9" office:value-type="float" office:value="0.2" calcext:value-type="float">
            <text:p>0.2</text:p>
          </table:table-cell>
          <table:table-cell table:style-name="ce6" office:value-type="string" calcext:value-type="string">
            <text:p>Flooded</text:p>
          </table:table-cell>
          <table:table-cell table:style-name="ce6" table:number-columns-repeated="1017"/>
          <table:table-cell table:style-name="ce12"/>
        </table:table-row>
        <table:table-row table:style-name="ro1">
          <table:table-cell office:value-type="string" calcext:value-type="string">
            <text:p>powertrace_sky3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trace_sky4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sensor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sensor_sky2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websensor_sky3</text:p>
          </table:table-cell>
          <table:table-cell table:style-name="ce6" office:value-type="string" calcext:value-type="string">
            <text:p>sky</text:p>
          </table:table-cell>
          <table:table-cell table:style-name="ce6" office:value-type="string" calcext:value-type="string">
            <text:p>contiki/example/ipv6/sky-websense/sky-websense</text:p>
          </table:table-cell>
          <table:table-cell table:style-name="ce9" office:value-type="float" office:value="0.2" calcext:value-type="float">
            <text:p>0.2</text:p>
          </table:table-cell>
          <table:table-cell table:style-name="ce6" table:number-columns-repeated="1018"/>
          <table:table-cell table:style-name="ce12"/>
        </table:table-row>
        <table:table-row table:style-name="ro1">
          <table:table-cell table:style-name="ce6" office:value-type="string" calcext:value-type="string">
            <text:p>websensor_sky4</text:p>
          </table:table-cell>
          <table:table-cell table:style-name="ce6" office:value-type="string" calcext:value-type="string">
            <text:p>sky</text:p>
          </table:table-cell>
          <table:table-cell table:style-name="ce6" office:value-type="string" calcext:value-type="string">
            <text:p>contiki/example/ipv6/sky-websense/sky-websense</text:p>
          </table:table-cell>
          <table:table-cell table:style-name="ce9" office:value-type="float" office:value="0.2" calcext:value-type="float">
            <text:p>0.2</text:p>
          </table:table-cell>
          <table:table-cell table:style-name="ce6" table:number-columns-repeated="1018"/>
          <table:table-cell table:style-name="ce12"/>
        </table:table-row>
        <table:table-row table:style-name="ro1">
          <table:table-cell office:value-type="string" calcext:value-type="string">
            <text:p>websensor_sky5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receiver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unicast-receiver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receiver_sky2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unicast-receiver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cast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broadcast-exampl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cast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broadcast-exampl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ensorpayload_1</text:p>
          </table:table-cell>
          <table:table-cell table:style-name="ce8" office:value-type="string" calcext:value-type="string">
            <text:p>cc2538</text:p>
          </table:table-cell>
          <table:table-cell table:style-name="ce8" office:value-type="string" calcext:value-type="string">
            <text:p>experiments/pingload/sensorpayload_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string" calcext:value-type="string">
            <text:p>Flooded</text:p>
          </table:table-cell>
          <table:table-cell table:style-name="ce8" table:number-columns-repeated="1017"/>
          <table:table-cell table:style-name="ce14"/>
        </table:table-row>
        <table:table-row table:style-name="ro1">
          <table:table-cell table:style-name="ce8" office:value-type="string" calcext:value-type="string">
            <text:p>Sensorpayload_2</text:p>
          </table:table-cell>
          <table:table-cell table:style-name="ce8" office:value-type="string" calcext:value-type="string">
            <text:p>cc2538</text:p>
          </table:table-cell>
          <table:table-cell table:style-name="ce8" office:value-type="string" calcext:value-type="string">
            <text:p>experiments/pingload/sensorpayload_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string" calcext:value-type="string">
            <text:p>Flooded</text:p>
          </table:table-cell>
          <table:table-cell table:style-name="ce8" table:number-columns-repeated="1017"/>
          <table:table-cell table:style-name="ce14"/>
        </table:table-row>
        <table:table-row table:style-name="ro1">
          <table:table-cell office:value-type="string" calcext:value-type="string">
            <text:p>Sensorpayload_3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4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5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6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7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8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9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o rea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10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o rea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trace1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trace2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payload_11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DD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12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DD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13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, Light and V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payload_14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, Light and VDD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3:02:55.380814323</meta:creation-date>
    <dc:date>2016-09-14T16:42:25.007076607</dc:date>
    <meta:editing-duration>P2DT12H6M45S</meta:editing-duration>
    <meta:editing-cycles>69</meta:editing-cycles>
    <meta:generator>LibreOffice/5.1.4.2$Linux_X86_64 LibreOffice_project/10m0$Build-2</meta:generator>
    <meta:document-statistic meta:table-count="3" meta:cell-count="481" meta:object-count="0"/>
  </office:meta>
</office:document-meta>
</file>